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0de8a" officeooo:paragraph-rsid="005f3b6a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20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1" style:family="paragraph" style:parent-style-name="Standard">
      <style:text-properties fo:font-weight="bold" officeooo:rsid="00338497" officeooo:paragraph-rsid="005f3b6a" style:font-weight-asian="bold" style:font-weight-complex="bold"/>
    </style:style>
    <style:style style:name="P22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3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4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5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6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P27" style:family="paragraph" style:parent-style-name="Standard">
      <style:text-properties fo:font-weight="bold" officeooo:rsid="0060555f" officeooo:paragraph-rsid="0060555f" style:font-weight-asian="bold" style:font-weight-complex="bold"/>
    </style:style>
    <style:style style:name="P28" style:family="paragraph" style:parent-style-name="Standard">
      <style:text-properties fo:font-weight="bold" officeooo:rsid="0063c1bc" officeooo:paragraph-rsid="0063c1bc" style:font-weight-asian="bold" style:font-weight-complex="bold"/>
    </style:style>
    <style:style style:name="P29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30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31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32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33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34" style:family="paragraph" style:parent-style-name="Standard">
      <style:text-properties fo:font-weight="normal" officeooo:rsid="0030de8a" officeooo:paragraph-rsid="005f3b6a" style:font-weight-asian="normal" style:font-weight-complex="normal"/>
    </style:style>
    <style:style style:name="P35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36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37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38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39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40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41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42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43" style:family="paragraph" style:parent-style-name="Standard">
      <style:text-properties fo:font-weight="normal" officeooo:rsid="00338497" officeooo:paragraph-rsid="005f3b6a" style:font-weight-asian="normal" style:font-weight-complex="normal"/>
    </style:style>
    <style:style style:name="P44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45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46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47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48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49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50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51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52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53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54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55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56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57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58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59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60" style:family="paragraph" style:parent-style-name="Standard">
      <style:text-properties fo:font-weight="normal" officeooo:rsid="004c9cf2" officeooo:paragraph-rsid="004c9cf2" style:font-weight-asian="normal" style:font-weight-complex="normal"/>
    </style:style>
    <style:style style:name="P61" style:family="paragraph" style:parent-style-name="Standard">
      <style:text-properties fo:font-weight="normal" officeooo:rsid="004def28" officeooo:paragraph-rsid="004def28" style:font-weight-asian="normal" style:font-weight-complex="normal"/>
    </style:style>
    <style:style style:name="P62" style:family="paragraph" style:parent-style-name="Standard">
      <style:text-properties fo:font-weight="normal" officeooo:rsid="004e7730" officeooo:paragraph-rsid="004e7730" style:font-weight-asian="normal" style:font-weight-complex="normal"/>
    </style:style>
    <style:style style:name="P63" style:family="paragraph" style:parent-style-name="Standard">
      <style:text-properties fo:font-weight="normal" officeooo:rsid="00505583" officeooo:paragraph-rsid="00505583" style:font-weight-asian="normal" style:font-weight-complex="normal"/>
    </style:style>
    <style:style style:name="P64" style:family="paragraph" style:parent-style-name="Standard">
      <style:text-properties fo:font-weight="normal" officeooo:rsid="00511b2b" officeooo:paragraph-rsid="00511b2b" style:font-weight-asian="normal" style:font-weight-complex="normal"/>
    </style:style>
    <style:style style:name="P65" style:family="paragraph" style:parent-style-name="Standard">
      <style:text-properties fo:font-weight="normal" officeooo:rsid="00511b2b" officeooo:paragraph-rsid="0053852d" style:font-weight-asian="normal" style:font-weight-complex="normal"/>
    </style:style>
    <style:style style:name="P66" style:family="paragraph" style:parent-style-name="Standard">
      <style:text-properties fo:font-weight="normal" officeooo:rsid="0052dc3f" officeooo:paragraph-rsid="0052dc3f" style:font-weight-asian="normal" style:font-weight-complex="normal"/>
    </style:style>
    <style:style style:name="P67" style:family="paragraph" style:parent-style-name="Standard">
      <style:text-properties fo:font-weight="normal" officeooo:rsid="0053852d" officeooo:paragraph-rsid="0053852d" style:font-weight-asian="normal" style:font-weight-complex="normal"/>
    </style:style>
    <style:style style:name="P68" style:family="paragraph" style:parent-style-name="Standard">
      <style:text-properties fo:font-weight="normal" officeooo:rsid="00574a74" officeooo:paragraph-rsid="00574a74" style:font-weight-asian="normal" style:font-weight-complex="normal"/>
    </style:style>
    <style:style style:name="P69" style:family="paragraph" style:parent-style-name="Standard">
      <style:text-properties fo:font-weight="normal" officeooo:rsid="00574a74" officeooo:paragraph-rsid="0058cfbd" style:font-weight-asian="normal" style:font-weight-complex="normal"/>
    </style:style>
    <style:style style:name="P70" style:family="paragraph" style:parent-style-name="Standard">
      <style:text-properties fo:font-weight="normal" officeooo:rsid="005ca1b3" officeooo:paragraph-rsid="005ca1b3" style:font-weight-asian="normal" style:font-weight-complex="normal"/>
    </style:style>
    <style:style style:name="P71" style:family="paragraph" style:parent-style-name="Standard">
      <style:text-properties fo:font-weight="normal" officeooo:rsid="0060555f" officeooo:paragraph-rsid="0060555f" style:font-weight-asian="normal" style:font-weight-complex="normal"/>
    </style:style>
    <style:style style:name="P72" style:family="paragraph" style:parent-style-name="Standard">
      <style:text-properties fo:font-weight="normal" officeooo:rsid="0060a871" officeooo:paragraph-rsid="0060a871" style:font-weight-asian="normal" style:font-weight-complex="normal"/>
    </style:style>
    <style:style style:name="P73" style:family="paragraph" style:parent-style-name="Standard">
      <style:text-properties fo:font-weight="normal" officeooo:rsid="0063c1bc" officeooo:paragraph-rsid="0063c1bc" style:font-weight-asian="normal" style:font-weight-complex="normal"/>
    </style:style>
    <style:style style:name="P74" style:family="paragraph" style:parent-style-name="Standard">
      <style:text-properties fo:font-weight="normal" officeooo:rsid="0065f0af" officeooo:paragraph-rsid="0065f0af" style:font-weight-asian="normal" style:font-weight-complex="normal"/>
    </style:style>
    <style:style style:name="P75" style:family="paragraph" style:parent-style-name="Standard">
      <style:text-properties fo:font-weight="normal" officeooo:rsid="0065f0af" officeooo:paragraph-rsid="0065f0af" style:font-weight-asian="normal" style:font-weight-complex="normal"/>
    </style:style>
    <style:style style:name="P76" style:family="paragraph" style:parent-style-name="Standard">
      <style:text-properties fo:font-weight="normal" officeooo:rsid="0066c0bb" officeooo:paragraph-rsid="0066c0bb" style:font-weight-asian="normal" style:font-weight-complex="normal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fo:font-weight="normal" officeooo:rsid="005f3b6a" style:font-weight-asian="normal" style:font-weight-complex="normal"/>
    </style:style>
    <style:style style:name="T17" style:family="text">
      <style:text-properties officeooo:rsid="0031832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38497"/>
    </style:style>
    <style:style style:name="T20" style:family="text">
      <style:text-properties officeooo:rsid="003511b4"/>
    </style:style>
    <style:style style:name="T21" style:family="text">
      <style:text-properties officeooo:rsid="0035a1d4"/>
    </style:style>
    <style:style style:name="T22" style:family="text">
      <style:text-properties officeooo:rsid="0036c60e"/>
    </style:style>
    <style:style style:name="T23" style:family="text">
      <style:text-properties officeooo:rsid="0036ff3b"/>
    </style:style>
    <style:style style:name="T24" style:family="text">
      <style:text-properties officeooo:rsid="0037adc2"/>
    </style:style>
    <style:style style:name="T25" style:family="text">
      <style:text-properties officeooo:rsid="0037f353"/>
    </style:style>
    <style:style style:name="T26" style:family="text">
      <style:text-properties officeooo:rsid="003984a8"/>
    </style:style>
    <style:style style:name="T27" style:family="text">
      <style:text-properties officeooo:rsid="004069a3"/>
    </style:style>
    <style:style style:name="T28" style:family="text">
      <style:text-properties officeooo:rsid="0041b813"/>
    </style:style>
    <style:style style:name="T29" style:family="text">
      <style:text-properties officeooo:rsid="00469811"/>
    </style:style>
    <style:style style:name="T30" style:family="text">
      <style:text-properties officeooo:rsid="0048ec98"/>
    </style:style>
    <style:style style:name="T31" style:family="text">
      <style:text-properties officeooo:rsid="004def28"/>
    </style:style>
    <style:style style:name="T32" style:family="text">
      <style:text-properties officeooo:rsid="00511b2b"/>
    </style:style>
    <style:style style:name="T33" style:family="text">
      <style:text-properties officeooo:rsid="0052dc3f"/>
    </style:style>
    <style:style style:name="T34" style:family="text">
      <style:text-properties officeooo:rsid="0053852d"/>
    </style:style>
    <style:style style:name="T35" style:family="text">
      <style:text-properties officeooo:rsid="005f3b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<text:soft-page-break/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29"/>
      <text:p text:style-name="P29">30 seconds in 18 hours</text:p>
      <text:p text:style-name="P29">i.e. 40 seconds in 24 hours</text:p>
      <text:p text:style-name="P29">accuracy is 0.0465</text:p>
      <text:p text:style-name="P29"/>
      <text:p text:style-name="P29">crystal timer counts to 4096 in 1 sec</text:p>
      <text:p text:style-name="P29">count to 4095 gives 0.024% increase in speed</text:p>
      <text:p text:style-name="P29"/>
      <text:p text:style-name="P29"/>
      <text:p text:style-name="P30">Mux modes</text:p>
      <text:p text:style-name="P30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31"/>
      <text:p text:style-name="P7"><text:span text:style-name="T6">T</text:span><text:span text:style-name="T3">0:</text:span></text:p>
      <text:p text:style-name="P32">Drive at <text:tab/><text:tab/>8000KHz</text:p>
      <text:p text:style-name="P32">Use <text:tab/><text:tab/><text:tab/>1024 prescaler</text:p>
      <text:p text:style-name="P32">Gives a clock of <text:tab/>7.8125KHz </text:p>
      <text:p text:style-name="P32">count = Clock x Time</text:p>
      <text:p text:style-name="P7"><text:span text:style-name="T3">Count to 255 in <text:tab/></text:span><text:span text:style-name="T8">32.64mS</text:span></text:p>
      <text:p text:style-name="P51"/>
      <text:p text:style-name="P51"/>
      <text:p text:style-name="P24"><text:soft-page-break/>count = Clock x Time</text:p>
      <text:p text:style-name="P24"/>
      <text:p text:style-name="P14"><text:span text:style-name="T16">250</text:span><text:span text:style-name="T3">uS delay = 0.125ms</text:span></text:p>
      <text:p text:style-name="P14">Prescaler = <text:span text:style-name="T35">4</text:span><text:span text:style-name="T3"> gives /</text:span><text:span text:style-name="T16">256</text:span></text:p>
      <text:p text:style-name="P34">clock = <text:span text:style-name="T35">31.25</text:span>KHz</text:p>
      <text:p text:style-name="P14"><text:span text:style-name="T3">count = </text:span><text:span text:style-name="T16">7.8125</text:span><text:span text:style-name="T3"> i.e. </text:span><text:span text:style-name="T16">8</text:span><text:span text:style-name="T3"> </text:span><text:span text:style-name="T9">gives delay of </text:span><text:span text:style-name="T16">256</text:span><text:span text:style-name="T9">us</text:span></text:p>
      <text:p text:style-name="P14">Set TCNT0 to <text:span text:style-name="T17">256 – 8 = 248</text:span></text:p>
      <text:p text:style-name="P34"/>
      <text:p text:style-name="P43">1.<text:span text:style-name="T35">7</text:span>5<text:span text:style-name="T35">0</text:span>ms</text:p>
      <text:p text:style-name="P43">Count of <text:span text:style-name="T35">8 * 7</text:span> = <text:span text:style-name="T35">56</text:span> </text:p>
      <text:p text:style-name="P21">Set TCNT0 to 256-<text:span text:style-name="T35">56</text:span> = <text:span text:style-name="T35">200</text:span></text:p>
      <text:p text:style-name="P43">Delay is 1.92ms</text:p>
      <text:p text:style-name="P24"/>
      <text:p text:style-name="P24"/>
      <text:p text:style-name="P52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33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7">256 – 16 = 240</text:span></text:p>
      <text:p text:style-name="P33"/>
      <text:p text:style-name="P38">1.875ms</text:p>
      <text:p text:style-name="P38">Count of 16 * 15 = 240 </text:p>
      <text:p text:style-name="P15">Set TCNT0 to 256-240 = 16</text:p>
      <text:p text:style-name="P38">Delay is 1.92ms</text:p>
      <text:p text:style-name="P35"/>
      <text:p text:style-name="P35">/******************************/</text:p>
      <text:p text:style-name="P35"/>
      <text:p text:style-name="P38">250us</text:p>
      <text:p text:style-name="P9">Prescaler = <text:span text:style-name="T19">4 </text:span><text:span text:style-name="T10">gives /256</text:span></text:p>
      <text:p text:style-name="P38">clock = 31.25KHz</text:p>
      <text:p text:style-name="P38">in 250us counts to 7.8125 <text:span text:style-name="T20">i.e. 8</text:span></text:p>
      <text:p text:style-name="P22">Set TCNT0 to 248<text:tab/><text:span text:style-name="T3">Delay is 256us</text:span></text:p>
      <text:p text:style-name="P38"/>
      <text:p text:style-name="P38">3750us</text:p>
      <text:p text:style-name="P44">count to 120</text:p>
      <text:p text:style-name="P22">Set TCNT0 to 136<text:span text:style-name="T3"><text:tab/>Delay is 3.84ms</text:span></text:p>
      <text:p text:style-name="P37"/>
      <text:p text:style-name="P37">/******************************/</text:p>
      <text:p text:style-name="P46">375us</text:p>
      <text:p text:style-name="P11">Prescaler = <text:span text:style-name="T19">4 </text:span><text:span text:style-name="T10">gives /256</text:span></text:p>
      <text:p text:style-name="P40">clock = 31.25KHz</text:p>
      <text:p text:style-name="P46">in 375us counts to <text:span text:style-name="T22">11.7 i.e. 12</text:span></text:p>
      <text:p text:style-name="P23">Set TCNT0 to <text:span text:style-name="T22">244</text:span><text:span text:style-name="T12"><text:tab/>Delay is 384us</text:span></text:p>
      <text:p text:style-name="P46"/>
      <text:p text:style-name="P46">5625us</text:p>
      <text:p text:style-name="P23">Set TCNT0 to <text:span text:style-name="T22">76</text:span><text:span text:style-name="T12"> <text:tab/>Delay is 5.76ms</text:span></text:p>
      <text:p text:style-name="P36"/>
      <text:p text:style-name="P36">/******************************/</text:p>
      <text:p text:style-name="P36"/>
      <text:p text:style-name="P44">500uS</text:p>
      <text:p text:style-name="P10">Prescaler = <text:span text:style-name="T19">4 </text:span><text:span text:style-name="T10">gives /256</text:span></text:p>
      <text:p text:style-name="P39"><text:soft-page-break/>clock = 31.25KHz</text:p>
      <text:p text:style-name="P40">in <text:span text:style-name="T21">50</text:span>0us counts to <text:span text:style-name="T21">15.6 i.e.16 <text:s/>Delay is 512us</text:span></text:p>
      <text:p text:style-name="P16">Set TCNT0 to <text:span text:style-name="T21">240</text:span></text:p>
      <text:p text:style-name="P40"/>
      <text:p text:style-name="P44">7500us</text:p>
      <text:p text:style-name="P16">Set TCNT0 to <text:span text:style-name="T21">16</text:span><text:span text:style-name="T11"><text:tab/>Gives delay of 7.68m</text:span></text:p>
      <text:p text:style-name="P45"/>
      <text:p text:style-name="P37">/******************************/</text:p>
      <text:p text:style-name="P46"/>
      <text:p text:style-name="P46">625us</text:p>
      <text:p text:style-name="P12">Prescaler = 5<text:span text:style-name="T3"> gives /1024</text:span></text:p>
      <text:p text:style-name="P41">clock = 7.8125KHz</text:p>
      <text:p text:style-name="P41">In 625us counts to 4.88 <text:span text:style-name="T22">i.e.</text:span> 5</text:p>
      <text:p text:style-name="P17">Set TCNT0 to <text:span text:style-name="T22">251</text:span><text:span text:style-name="T12"> Delay is </text:span><text:span text:style-name="T13">640us</text:span></text:p>
      <text:p text:style-name="P41"/>
      <text:p text:style-name="P46">93<text:span text:style-name="T26">75</text:span>us</text:p>
      <text:p text:style-name="P18">Set TCNT0 to <text:span text:style-name="T23">181<text:tab/></text:span><text:span text:style-name="T13">Delay is 9.6ms </text:span></text:p>
      <text:p text:style-name="P47"/>
      <text:p text:style-name="P47">/******************************/</text:p>
      <text:p text:style-name="P47"/>
      <text:p text:style-name="P47">750us</text:p>
      <text:p text:style-name="P13">Prescaler = 5<text:span text:style-name="T3"> gives /1024</text:span></text:p>
      <text:p text:style-name="P42">clock = 7.8125KHz</text:p>
      <text:p text:style-name="P47">in 750us counts to 5.859 i.e. 6</text:p>
      <text:p text:style-name="P18">Set TCNT0 to <text:span text:style-name="T23">250</text:span><text:span text:style-name="T13"><text:tab/>Delay is 768us</text:span></text:p>
      <text:p text:style-name="P47"/>
      <text:p text:style-name="P47">11250us </text:p>
      <text:p text:style-name="P18">Set TCNT0 to <text:span text:style-name="T23">166</text:span><text:span text:style-name="T13"><text:tab/>Delay is 11.52ms</text:span></text:p>
      <text:p text:style-name="P47"/>
      <text:p text:style-name="P47">/******************************/</text:p>
      <text:p text:style-name="P47"/>
      <text:p text:style-name="P47">1250us</text:p>
      <text:p text:style-name="P13">Prescaler = 5<text:span text:style-name="T3"> gives /1024</text:span></text:p>
      <text:p text:style-name="P42">clock = 7.8125KHz</text:p>
      <text:p text:style-name="P47">In 1250us <text:span text:style-name="T24">counts to 9.76 i.e.10</text:span></text:p>
      <text:p text:style-name="P49"><text:span text:style-name="T18">Set TCNT0 to 246</text:span><text:tab/>Delay is 1280us</text:p>
      <text:p text:style-name="P49"/>
      <text:p text:style-name="P49">18.75ms</text:p>
      <text:p text:style-name="P19">Set TCNT0 to <text:span text:style-name="T24">106</text:span><text:span text:style-name="T14"><text:tab/>Delay is 19.2ms</text:span></text:p>
      <text:p text:style-name="P48"/>
      <text:p text:style-name="P48">/******************************/</text:p>
      <text:p text:style-name="P50"><text:span text:style-name="T23">2</text:span>ms</text:p>
      <text:p text:style-name="P50">Counts to15.625 i.e. 16</text:p>
      <text:p text:style-name="P20">Set TCNT0 to <text:span text:style-name="T25">240</text:span><text:span text:style-name="T15"><text:tab/>Delay is 2.048ms</text:span></text:p>
      <text:p text:style-name="P50">30ms</text:p>
      <text:p text:style-name="P50">Count to 240</text:p>
      <text:p text:style-name="P20">Set TCNT0 to <text:span text:style-name="T25">16</text:span><text:span text:style-name="T15"><text:tab/>Delay is 30.72ms</text:span></text:p>
      <text:p text:style-name="P50"/>
      <text:p text:style-name="P25"><text:span text:style-name="T15">S</text:span><text:span text:style-name="T3">ET bootloader to erase after detecting the “:” at the start of the first line</text:span></text:p>
      <text:p text:style-name="P53"/>
      <text:p text:style-name="P54">Update Version info</text:p>
      <text:p text:style-name="P54"/>
      <text:p text:style-name="P26"><text:soft-page-break/>New file names</text:p>
      <text:p text:style-name="P55"/>
      <text:p text:style-name="P55">Original file names</text:p>
      <text:p text:style-name="P57">saves under Github\PCB-111000_V2</text:p>
      <text:p text:style-name="P55">Mini-OS_V1\Mini-OS_V23_CA\ <text:s/><text:span text:style-name="T30">OK</text:span></text:p>
      <text:p text:style-name="P55">Mini-OS_V1\Mini-OS_V24_CC\ <text:span text:style-name="T30">OK</text:span></text:p>
      <text:p text:style-name="P55">Mini-OS_V2\Mini-OS_V25_CA\ <text:span text:style-name="T30">OK</text:span></text:p>
      <text:p text:style-name="P55">Mini-OS_V2\Mini-OS_V26_CC<text:span text:style-name="T28">\ OK<text:tab/>Note: all use the same Resources file </text:span></text:p>
      <text:p text:style-name="P55"/>
      <text:p text:style-name="P56">Mini-OS_V1_<text:span text:style-name="T27">IC</text:span>\Mini-OS_V2<text:span text:style-name="T27">7</text:span>_CA\ <text:span text:style-name="T30">OK</text:span></text:p>
      <text:p text:style-name="P56">Mini-OS_V1_<text:span text:style-name="T27">IC</text:span>\Mini-OS_V2<text:span text:style-name="T27">8</text:span>_CC\ <text:span text:style-name="T30">OK</text:span></text:p>
      <text:p text:style-name="P56">Mini-OS_V2_<text:span text:style-name="T27">IC</text:span>\Mini-OS_V<text:span text:style-name="T29">29</text:span>_CA\ <text:span text:style-name="T30">OK</text:span></text:p>
      <text:p text:style-name="P56">Mini-OS_V2_<text:span text:style-name="T27">IC</text:span>\Mini-OS_V<text:span text:style-name="T29">30</text:span>_CC<text:span text:style-name="T30">\ OK<text:tab/>Projects all built and copied from V23 to V26</text:span></text:p>
      <text:p text:style-name="P55"/>
      <text:p text:style-name="P58">Replace individual resources folder with a shared Mini-OS_Resources folder</text:p>
      <text:p text:style-name="P59">Mini-OS_V1 and V2 updated OK.</text:p>
      <text:p text:style-name="P59"/>
      <text:p text:style-name="P59">Note Optimise on level -01 </text:p>
      <text:p text:style-name="P59"/>
      <text:p text:style-name="P60">Changes effect <text:tab/>ISR_subroutines.c</text:p>
      <text:p text:style-name="P60">and<text:tab/><text:tab/><text:tab/>mode_definitions.h<text:tab/><text:tab/><text:span text:style-name="T31">Common to all versions</text:span></text:p>
      <text:p text:style-name="P61">Add to Mini-OS_resources and version 2 files</text:p>
      <text:p text:style-name="P61"/>
      <text:p text:style-name="P62">Note line T0_interupt_cnt = 0; added to macro #define I2C_Tx_LED_dimmer \</text:p>
      <text:p text:style-name="P62"/>
      <text:p text:style-name="P63">Add Timer definitions to the Mini-OS project header files</text:p>
      <text:p text:style-name="P63"/>
      <text:p text:style-name="P63"/>
      <text:p text:style-name="P64">Changes to bootloaders<text:tab/></text:p>
      <text:p text:style-name="P64">Erase flash after sending new hex file, not after keypress p at p/r prompt</text:p>
      <text:p text:style-name="P64"/>
      <text:p text:style-name="P64">Mini-OS_V1_bootloaders</text:p>
      <text:p text:style-name="P64"><text:tab/>2_pcb_Bootloader_V4_25_CA</text:p>
      <text:p text:style-name="P64"><text:tab/>2_pcb_Bootloader_V4_2<text:span text:style-name="T33">6</text:span>_C<text:span text:style-name="T33">C</text:span></text:p>
      <text:p text:style-name="P64"/>
      <text:p text:style-name="P64">Mini-OS_V2_bootloaders</text:p>
      <text:p text:style-name="P64"><text:tab/>2_pcb_Bootloader_V4_27_CA</text:p>
      <text:p text:style-name="P64"><text:tab/><text:span text:style-name="T33">2_pcb_Bootloader_V4_28_CC</text:span></text:p>
      <text:p text:style-name="P64"/>
      <text:p text:style-name="P67">USE Optimize for size (-Os)</text:p>
      <text:p text:style-name="P67">AND</text:p>
      <text:p text:style-name="P67">Memory settings text = 0x3800</text:p>
      <text:p text:style-name="P66">BECOME</text:p>
      <text:p text:style-name="P65">Mini-OS_V1_<text:span text:style-name="T34">with_IC_</text:span>bootloaders</text:p>
      <text:p text:style-name="P65"><text:tab/>2_pcb_Bootloader_V4_2<text:span text:style-name="T34">9</text:span>_CA</text:p>
      <text:p text:style-name="P65"><text:tab/>2_pcb_Bootloader_V4_<text:span text:style-name="T34">30</text:span>_C<text:span text:style-name="T33">C</text:span></text:p>
      <text:p text:style-name="P65"/>
      <text:p text:style-name="P65">Mini-OS_V2_<text:span text:style-name="T34">with_IC_</text:span>bootloaders</text:p>
      <text:p text:style-name="P65"><text:tab/>2_pcb_Bootloader_V4_<text:span text:style-name="T34">31</text:span>_CA</text:p>
      <text:p text:style-name="P65"><text:tab/><text:span text:style-name="T33">2_pcb_Bootloader_V4_32_CC</text:span></text:p>
      <text:p text:style-name="P65"/>
      <text:p text:style-name="P68">Combine </text:p>
      <text:p text:style-name="P68"><text:soft-page-break/>Mini-OS_V27_CA<text:tab/>with<text:tab/><text:tab/><text:span text:style-name="T32">2_pcb_Bootloader_V4_29_CA</text:span></text:p>
      <text:p text:style-name="P68">Mini-OS_V28_CC<text:tab/>with<text:tab/><text:tab/><text:span text:style-name="T32">2_pcb_Bootloader_V4_30_CC</text:span></text:p>
      <text:p text:style-name="P68">Mini-OS_V29_CA<text:tab/>with<text:tab/><text:tab/><text:span text:style-name="T32">2_pcb_Bootloader_V4_31_CA</text:span></text:p>
      <text:p text:style-name="P69">Mini-OS_V30_CC<text:tab/>with<text:tab/><text:tab/><text:span text:style-name="T33">2_pcb_Bootloader_V4_32_CC</text:span></text:p>
      <text:p text:style-name="P69"/>
      <text:p text:style-name="P70">All bootloaders successfully copied to new versions ready to be modified</text:p>
      <text:p text:style-name="P70"/>
      <text:p text:style-name="P70"/>
      <text:p text:style-name="P27">Three level brightness control</text:p>
      <text:p text:style-name="P71"/>
      <text:p text:style-name="P72">Eeprom 0x3FF equal</text:p>
      <text:p text:style-name="P72"><text:tab/>01<text:tab/><text:tab/>High level brightness 2mS on all the time</text:p>
      <text:p text:style-name="P72"><text:tab/>02<text:tab/><text:tab/>Medium brightness: On for 250uS off for 1750us</text:p>
      <text:p text:style-name="P72"><text:tab/>03<text:tab/><text:tab/>Low level brightness:<text:tab/>Onn for 125uS off for 1875uS</text:p>
      <text:p text:style-name="P72"/>
      <text:p text:style-name="P72"/>
      <text:p text:style-name="P72"/>
      <text:p text:style-name="P28">Mini-OS/bootloader changes completed</text:p>
      <text:p text:style-name="P73"/>
      <text:p text:style-name="P74">Generate Bootloader_resources directory and copy in </text:p>
      <text:p text:style-name="P74">HW, SW resources and header file.</text:p>
      <text:p text:style-name="P74"/>
      <text:p text:style-name="P74">Only differences effect LED_ON/OFF macros</text:p>
      <text:p text:style-name="P74"/>
      <text:p text:style-name="P76">Changed Bootloader resources:</text:p>
      <text:p text:style-name="P76">2_pcb_Bootloader_V4_29_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12T19:42:18.726000000</dc:date>
    <meta:editing-duration>PT9H51M22S</meta:editing-duration>
    <meta:editing-cycles>34</meta:editing-cycles>
    <meta:document-statistic meta:table-count="0" meta:image-count="0" meta:object-count="0" meta:page-count="6" meta:paragraph-count="214" meta:word-count="941" meta:character-count="6030" meta:non-whitespace-character-count="5208"/>
  </office:meta>
</office:document-meta>
</file>